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2cm" fo:margin-bottom="0.102cm"/>
      <style:text-properties style:font-name="Arial"/>
    </style:style>
    <style:style style:name="P2" style:family="paragraph" style:parent-style-name="Standard">
      <style:paragraph-properties fo:margin-top="0.102cm" fo:margin-bottom="0.102cm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102cm" fo:margin-bottom="0.102cm" fo:text-align="start" style:justify-single-word="false"/>
      <style:text-properties style:font-name="Arial"/>
    </style:style>
    <style:style style:name="P4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top="0.102cm" fo:margin-bottom="0.102cm"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top="0.102cm" fo:margin-bottom="0.102cm" fo:text-align="justify" style:justify-single-word="false"/>
      <style:text-properties style:font-name="Arial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ctica 1 – CRUD MongoDB</text:p>
      <text:p text:style-name="P5">Tasca 1</text:p>
      <text:p text:style-name="P1">a)</text:p>
      <text:p text:style-name="P1">db.movieDetails.insert({</text:p>
      <text:p text:style-name="P1"><text:s text:c="2"/>"title": "Fight Club",</text:p>
      <text:p text:style-name="P1"><text:s text:c="2"/>"writers": ["Chuck Palahniuk"],</text:p>
      <text:p text:style-name="P1"><text:s text:c="2"/>"year": 2009,</text:p>
      <text:p text:style-name="P1"><text:s text:c="2"/>"actors": ["Brad Pitt", "Edward Norton"]</text:p>
      <text:p text:style-name="P1">})</text:p>
      <text:p text:style-name="P1"/>
      <text:p text:style-name="P1">b)</text:p>
      <text:p text:style-name="P1">db.movieDetails.insert({</text:p>
      <text:p text:style-name="P1"><text:s text:c="2"/>"title": "Pulp Fiction",</text:p>
      <text:p text:style-name="P1"><text:s text:c="2"/>"writers": ["Quentin Tarantino"],</text:p>
      <text:p text:style-name="P1"><text:s text:c="2"/>"year": 1994,</text:p>
      <text:p text:style-name="P1"><text:s text:c="2"/>"actors": ["John Travolta", "Uma Thurman"]</text:p>
      <text:p text:style-name="P1">})</text:p>
      <text:p text:style-name="P1"/>
      <text:p text:style-name="P1">c)</text:p>
      <text:p text:style-name="P1">db.movieDetails.insert({</text:p>
      <text:p text:style-name="P1"><text:s text:c="2"/>"title": "Inglorious Basterds",</text:p>
      <text:p text:style-name="P1"><text:s text:c="2"/>"writers": ["Quentin Tarantino"],</text:p>
      <text:p text:style-name="P1"><text:s text:c="2"/>"year": 2009,</text:p>
      <text:p text:style-name="P1"><text:s text:c="2"/>"actors": ["Brad Pitt", "Diane Kruger", "Eli Roth"]</text:p>
      <text:p text:style-name="P1">})</text:p>
      <text:p text:style-name="P1"/>
      <text:p text:style-name="P1">d, e, f, g)</text:p>
      <text:p text:style-name="P1">Aquí los he introducido con un archivo.json, el comando que he usado ha sido:</text:p>
      <text:p text:style-name="P1">mongoimport.exe --jsonArray --db video --collection movieDetails --file C:\Users\Jutox\OneDrive\Escritorio\peliculas_pt1.json</text:p>
      <text:p text:style-name="P6">(Después de --db ponemos la base de datos de mongo, después de --collection ponemos la colección donde queremos que se importe y después de --file ponemos el archivo .json).</text:p>
      <text:p text:style-name="P1"/>
      <text:p text:style-name="P2"><text:soft-page-break/><text:span text:style-name="T1">Tasca 2</text:span></text:p>
      <text:p text:style-name="P3">a) db.movieDetails.find()</text:p>
      <text:p text:style-name="P3">b) db.movieDetails.find({"writers":"Quentin Tarantino"})</text:p>
      <text:p text:style-name="P3">c) db.movieDetails.find({"actors":"Brad Pitt"})</text:p>
      <text:p text:style-name="P3">d) db.movieDetails.find({$and:[{"genres":"Action"},{"genres":"Western"}]})</text:p>
      <text:p text:style-name="P3">e) db.movieDetails.find({year:{$gte:1990, $lt:2000}})</text:p>
      <text:p text:style-name="P3">f) db.movieDetails.find({$or : [{year:{$lt:2000}}, {year:{$gt:2010}}]})</text:p>
      <text:p text:style-name="P3"/>
      <text:p text:style-name="P5">Tasca 3</text:p>
      <text:p text:style-name="P3">a) db.movieDetails.update({"title":"The Hobbit: An Unexpected Journey"}, {$set:{"synopsis":"A reluctant hobbit, Bilbo Baggins, sets out to the Lonely Mountain with a spirited group of dwarves to reclaim their mountain home - and the gold within it - from the dragon Smaug."}})</text:p>
      <text:p text:style-name="P3">b) db.movieDetails.update({"title":"The Hobbit: The Desolation of Smaug"}, {$set:{"synopsis":"The dwarves, along with Bilbo Baggins and Gandalf the Grey, continue their quest to reclaim Erebor, their homeland, from Smaug. Bilbo Baggins is in possession of a mysterious and magical ring."}})</text:p>
      <text:p text:style-name="P3">c)db.movieDetails.update({"title":"Pulp Fiction"}, {$push:{actors: "Samuel L."}})</text:p>
      <text:p text:style-name="P3"/>
      <text:p text:style-name="P5">Tasca 4</text:p>
      <text:p text:style-name="P3">a) db.movieDetails.find({synopsis:{$regex:/Bilbo/}})</text:p>
      <text:p text:style-name="P3">b) db.movieDetails.find({synopsis:{$regex:/Gandalf/}})</text:p>
      <text:p text:style-name="P3">c) db.movieDetails.find({$and:[{synopsis:{$regex:/Bilbo/}}, {synopsis:{$not:{$regex:/Gandalf/}}}]})</text:p>
      <text:p text:style-name="P3">d) db.movieDetails.find({synopsis:{$regex:/(dwarves|hobbit)/}})</text:p>
      <text:p text:style-name="P3">e) db.movieDetails.find({$and:[{title:{$regex:/gold/i}},{title:{$regex:/dragons/i}}]})</text:p>
      <text:p text:style-name="P3"/>
      <text:p text:style-name="P5">Tasca 5</text:p>
      <text:p text:style-name="P3">a) db.movieDetails.remove({title:"Star Trec"})</text:p>
      <text:p text:style-name="P3">b) db.movieDetails.remove({title:"Love Actually"})</text:p>
      <text:p text:style-name="P3">c) db.movieDetails.updateMany({},{$unset:{type:""}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>
            <table:table-cell table:style-name="Tabla2.A1" office:value-type="string">
              <text:p text:style-name="MP1">M02 – Base de datos </text:p>
            </table:table-cell>
            <table:table-cell table:style-name="Tabla2.A1" office:value-type="string">
              <text:p text:style-name="MP2">Carlos Guillermo Valenzuela García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4-27T09:35:04.16</meta:creation-date>
    <meta:document-statistic meta:table-count="1" meta:image-count="0" meta:object-count="0" meta:page-count="2" meta:paragraph-count="51" meta:word-count="258" meta:character-count="2434"/>
    <dc:date>2021-04-27T09:49:07.13</dc:date>
    <dc:creator>Carlos Valenzuela García</dc:creator>
    <meta:editing-duration>PT14M9S</meta:editing-duration>
    <meta:editing-cycles>1</meta:editing-cycles>
    <meta:generator>OpenOffice/4.1.7$Win32 OpenOffice.org_project/417m1$Build-9800</meta:generator>
  </office:meta>
</office:document-meta>
</file>